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ec324"/>
    </style:style>
    <style:style style:name="P2" style:family="paragraph" style:parent-style-name="Preformatted_20_Text">
      <style:paragraph-properties fo:orphans="1" style:writing-mode="lr-tb"/>
      <style:text-properties officeooo:paragraph-rsid="000ec324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ec324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ec324"/>
    </style:style>
    <style:style style:name="P5" style:family="paragraph" style:parent-style-name="Text_20_body">
      <style:paragraph-properties fo:orphans="1"/>
      <style:text-properties officeooo:paragraph-rsid="000ec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Investigating Modular Prime Systems Beyond Mod 3</text:span></text:p>
      <text:p text:style-name="P2"/>
      <text:p text:style-name="P2"><text:span text:style-name="Source_20_Text"># Define function to compute modular residues for different mod bases</text:span></text:p>
      <text:p text:style-name="P2"><text:span text:style-name="Source_20_Text">def compute_modular_residues(primes, mod_base):</text:span></text:p>
      <text:p text:style-name="P2"><text:span text:style-name="Source_20_Text"><text:s text:c="4"/>"""Computes modular residues of primes for a given base."""</text:span></text:p>
      <text:p text:style-name="P2"><text:span text:style-name="Source_20_Text"><text:s text:c="4"/>return np.array([p % mod_base for p in primes])</text:span></text:p>
      <text:p text:style-name="P2"/>
      <text:p text:style-name="P2"><text:span text:style-name="Source_20_Text"># Compute modular residues for mod 5 and mod 7</text:span></text:p>
      <text:p text:style-name="P2"><text:span text:style-name="Source_20_Text">mod_5_residues = compute_modular_residues(primes, 5)</text:span></text:p>
      <text:p text:style-name="P2"><text:span text:style-name="Source_20_Text">mod_7_residues = compute_modular_residues(primes, 7)</text:span></text:p>
      <text:p text:style-name="P2"/>
      <text:p text:style-name="P2"><text:span text:style-name="Source_20_Text"># Compute Fourier spectra for modular systems</text:span></text:p>
      <text:p text:style-name="P2"><text:span text:style-name="Source_20_Text">fft_mod_5 = np.abs(fft(mod_5_residues))</text:span></text:p>
      <text:p text:style-name="P2"><text:span text:style-name="Source_20_Text">fft_mod_7 = np.abs(fft(mod_7_residues))</text:span></text:p>
      <text:p text:style-name="P2"/>
      <text:p text:style-name="P2"><text:span text:style-name="Source_20_Text"># Plot Fourier spectra comparisons</text:span></text:p>
      <text:p text:style-name="P2"><text:span text:style-name="Source_20_Text">plt.figure(figsize=(10, 4))</text:span></text:p>
      <text:p text:style-name="P2"/>
      <text:p text:style-name="P2"><text:span text:style-name="Source_20_Text">plt.subplot(1, 2, 1)</text:span></text:p>
      <text:p text:style-name="P2"><text:span text:style-name="Source_20_Text">plt.plot(fft_mod_5, marker='o', linestyle='-', label="Mod 5 Spectrum")</text:span></text:p>
      <text:p text:style-name="P2"><text:span text:style-name="Source_20_Text">plt.title("Fourier Spectrum of Mod 5 Prime Residues")</text:span></text:p>
      <text:p text:style-name="P2"><text:span text:style-name="Source_20_Text">plt.xlabel("Frequency Index")</text:span></text:p>
      <text:p text:style-name="P2"><text:span text:style-name="Source_20_Text">plt.ylabel("Magnitud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/>
      <text:p text:style-name="P2"><text:span text:style-name="Source_20_Text">plt.subplot(1, 2, 2)</text:span></text:p>
      <text:p text:style-name="P2"><text:span text:style-name="Source_20_Text">plt.plot(fft_mod_7, marker='o', linestyle='-', label="Mod 7 Spectrum")</text:span></text:p>
      <text:p text:style-name="P2"><text:span text:style-name="Source_20_Text">plt.title("Fourier Spectrum of Mod 7 Prime Residues")</text:span></text:p>
      <text:p text:style-name="P2"><text:span text:style-name="Source_20_Text">plt.xlabel("Frequency Index")</text:span></text:p>
      <text:p text:style-name="P2"><text:span text:style-name="Source_20_Text">plt.ylabel("Magnitud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/>
      <text:p text:style-name="P2"><text:span text:style-name="Source_20_Text">plt.show()</text:span></text:p>
      <text:p text:style-name="P2"/>
      <text:p text:style-name="P2"><text:span text:style-name="Source_20_Text"># Compute entropy comparison for modular distributions</text:span></text:p>
      <text:p text:style-name="P2"><text:span text:style-name="Source_20_Text">entropy_mod_5 = entropy(np.bincount(mod_5_residues, minlength=5) / len(mod_5_residues), base=2)</text:span></text:p>
      <text:p text:style-name="P2"><text:span text:style-name="Source_20_Text">entropy_mod_7 = entropy(np.bincount(mod_7_residues, minlength=7) / len(mod_7_residues), base=2)</text:span></text:p>
      <text:p text:style-name="P2"/>
      <text:p text:style-name="P2"><text:span text:style-name="Source_20_Text"># Return entropy measurements for modular distributions</text:span></text:p>
      <text:p text:style-name="P3"><text:span text:style-name="Source_20_Text">entropy_mod_5, entropy_mod_7</text:span></text:p>
      <text:p text:style-name="P5">Result</text:p>
      <text:p text:style-name="P4">(2.0599958152682043, 2.6330334105665334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41:37.435821332</meta:creation-date>
    <dc:date>2025-02-08T23:42:22.003776416</dc:date>
    <meta:editing-duration>PT45S</meta:editing-duration>
    <meta:editing-cycles>1</meta:editing-cycles>
    <meta:document-statistic meta:table-count="0" meta:image-count="0" meta:object-count="0" meta:page-count="1" meta:paragraph-count="35" meta:word-count="153" meta:character-count="1439" meta:non-whitespace-character-count="1313"/>
    <meta:generator>LibreOffice/24.2.7.2$Linux_X86_64 LibreOffice_project/420$Build-2</meta:generator>
  </office:meta>
</office:document-meta>
</file>